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65in"/>
    </style:style>
    <style:style style:name="co2" style:family="table-column">
      <style:table-column-properties fo:break-before="auto" style:column-width="1.98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508in"/>
    </style:style>
    <style:style style:name="co5" style:family="table-column">
      <style:table-column-properties fo:break-before="auto" style:column-width="1.4791in"/>
    </style:style>
    <style:style style:name="ro1" style:family="table-row">
      <style:table-row-properties style:row-height="0.395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padding="0.0417in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2" style:family="table-cell" style:parent-style-name="Default" style:data-style-name="N99">
      <style:table-cell-properties fo:padding="0.0417in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  <style:map style:condition="cell-content()=1" style:apply-style-name="Good" style:base-cell-address="Sheet1.E1"/>
      <style:map style:condition="cell-content()=0" style:apply-style-name="Bad" style:base-cell-address="Sheet1.E1"/>
    </style:style>
    <style:style style:name="ce3" style:family="table-cell" style:parent-style-name="Default" style:data-style-name="N99">
      <style:map style:condition="cell-content()=1" style:apply-style-name="Good" style:base-cell-address="Sheet1.E1"/>
      <style:map style:condition="cell-content()=0" style:apply-style-name="Bad" style:base-cell-address="Sheet1.E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3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#Needed</text:p>
          </table:table-cell>
          <table:table-cell table:style-name="ce1" office:value-type="string" calcext:value-type="string">
            <text:p>#Owned</text:p>
          </table:table-cell>
          <table:table-cell table:style-name="ce2" office:value-type="string" calcext:value-type="string">
            <text:p>Satisfied?</text:p>
          </table:table-cell>
          <table:table-cell table:style-name="ce1" office:value-type="string" calcext:value-type="string">
            <text:p>Location</text:p>
          </table:table-cell>
        </table:table-row>
        <table:table-row table:style-name="ro2">
          <table:table-cell/>
          <table:table-cell office:value-type="string" calcext:value-type="string">
            <text:p>HT1015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IF(ISBLANK([.D2]);&quot;&quot;;([.D2]&gt;=[.C2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H213K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IF(ISBLANK([.D3]);&quot;&quot;;([.D3]&gt;=[.C3]))" office:value-type="boolean" office:boolean-value="true" calcext:value-type="boolean">
            <text:p>TRUE</text:p>
          </table:table-cell>
          <table:table-cell office:value-type="string" calcext:value-type="string">
            <text:p>WCH IC Box</text:p>
          </table:table-cell>
        </table:table-row>
        <table:table-row table:style-name="ro2">
          <table:table-cell/>
          <table:table-cell office:value-type="string" calcext:value-type="string">
            <text:p>MT97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IF(ISBLANK([.D4]);&quot;&quot;;([.D4]&gt;=[.C4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AMS1117-3.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IF(ISBLANK([.D5]);&quot;&quot;;([.D5]&gt;=[.C5]))" office:value-type="boolean" office:boolean-value="true" calcext:value-type="boolean">
            <text:p>TRUE</text:p>
          </table:table-cell>
          <table:table-cell office:value-type="string" calcext:value-type="string">
            <text:p>Voltage Regulator Box</text:p>
          </table:table-cell>
        </table:table-row>
        <table:table-row table:style-name="ro2">
          <table:table-cell/>
          <table:table-cell office:value-type="string" calcext:value-type="string">
            <text:p>CH32V203C8T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IF(ISBLANK([.D6]);&quot;&quot;;([.D6]&gt;=[.C6]))" office:value-type="boolean" office:boolean-value="true" calcext:value-type="boolean">
            <text:p>TRUE</text:p>
          </table:table-cell>
          <table:table-cell office:value-type="string" calcext:value-type="string">
            <text:p>Box 6</text:p>
          </table:table-cell>
        </table:table-row>
        <table:table-row table:style-name="ro2">
          <table:table-cell/>
          <table:table-cell office:value-type="string" calcext:value-type="string">
            <text:p>USB-C Receptacl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IF(ISBLANK([.D7]);&quot;&quot;;([.D7]&gt;=[.C7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SS2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IF(ISBLANK([.D8]);&quot;&quot;;([.D8]&gt;=[.C8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LL3301NF065QG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IF(ISBLANK([.D9]);&quot;&quot;;([.D9]&gt;=[.C9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onnector 02x20 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IF(ISBLANK([.D10]);&quot;&quot;;([.D10]&gt;=[.C10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/>
          <table:table-cell office:value-type="string" calcext:value-type="string">
            <text:p>Connector 01x0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IF(ISBLANK([.D11]);&quot;&quot;;([.D11]&gt;=[.C11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/>
          <table:table-cell office:value-type="string" calcext:value-type="string">
            <text:p>Connector 01x0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IF(ISBLANK([.D12]);&quot;&quot;;([.D12]&gt;=[.C12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/>
          <table:table-cell office:value-type="string" calcext:value-type="string">
            <text:p>Inductor 68u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formula="of:=IF(ISBLANK([.D13]);&quot;&quot;;([.D13]&gt;=[.C13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LED Orange 08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IF(ISBLANK([.D14]);&quot;&quot;;([.D14]&gt;=[.C14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rystal 8MHz HC49 SMD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formula="of:=IF(ISBLANK([.D15]);&quot;&quot;;([.D15]&gt;=[.C15]))" office:value-type="boolean" office:boolean-value="true" calcext:value-type="boolean">
            <text:p>TRUE</text:p>
          </table:table-cell>
          <table:table-cell office:value-type="string" calcext:value-type="string">
            <text:p>Crystal Reel</text:p>
          </table:table-cell>
        </table:table-row>
        <table:table-row table:style-name="ro2">
          <table:table-cell/>
          <table:table-cell office:value-type="string" calcext:value-type="string">
            <text:p>Resistor 62k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IF(ISBLANK([.D16]);&quot;&quot;;([.D16]&gt;=[.C16]))" office:value-type="boolean" office:boolean-value="true" calcext:value-type="boolean">
            <text:p>TRUE</text:p>
          </table:table-cell>
          <table:table-cell office:value-type="string" calcext:value-type="string">
            <text:p>Resistor Box</text:p>
          </table:table-cell>
        </table:table-row>
        <table:table-row table:style-name="ro2">
          <table:table-cell/>
          <table:table-cell office:value-type="string" calcext:value-type="string">
            <text:p>Resistor 68k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IF(ISBLANK([.D17]);&quot;&quot;;([.D17]&gt;=[.C17]))" office:value-type="boolean" office:boolean-value="true" calcext:value-type="boolean">
            <text:p>TRUE</text:p>
          </table:table-cell>
          <table:table-cell office:value-type="string" calcext:value-type="string">
            <text:p>Box 8</text:p>
          </table:table-cell>
        </table:table-row>
        <table:table-row table:style-name="ro2">
          <table:table-cell/>
          <table:table-cell office:value-type="string" calcext:value-type="string">
            <text:p>Resistor 22k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table:formula="of:=IF(ISBLANK([.D18]);&quot;&quot;;([.D18]&gt;=[.C18]))" office:value-type="boolean" office:boolean-value="true" calcext:value-type="boolean">
            <text:p>TRUE</text:p>
          </table:table-cell>
          <table:table-cell office:value-type="string" calcext:value-type="string">
            <text:p>Reel Box</text:p>
          </table:table-cell>
        </table:table-row>
        <table:table-row table:style-name="ro2">
          <table:table-cell/>
          <table:table-cell office:value-type="string" calcext:value-type="string">
            <text:p>Resistor 330k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table:formula="of:=IF(ISBLANK([.D19]);&quot;&quot;;([.D19]&gt;=[.C19]))" office:value-type="boolean" office:boolean-value="true" calcext:value-type="boolean">
            <text:p>TRUE</text:p>
          </table:table-cell>
          <table:table-cell office:value-type="string" calcext:value-type="string">
            <text:p>Reel Box</text:p>
          </table:table-cell>
        </table:table-row>
        <table:table-row table:style-name="ro2">
          <table:table-cell/>
          <table:table-cell office:value-type="string" calcext:value-type="string">
            <text:p>Resistor 560k</text:p>
          </table:table-cell>
          <table:table-cell office:value-type="float" office:value="1" calcext:value-type="float">
            <text:p>1</text:p>
          </table:table-cell>
          <table:table-cell office:value-type="float" office:value="4600" calcext:value-type="float">
            <text:p>4600</text:p>
          </table:table-cell>
          <table:table-cell table:formula="of:=IF(ISBLANK([.D20]);&quot;&quot;;([.D20]&gt;=[.C20]))" office:value-type="boolean" office:boolean-value="true" calcext:value-type="boolean">
            <text:p>TRUE</text:p>
          </table:table-cell>
          <table:table-cell office:value-type="string" calcext:value-type="string">
            <text:p>Reel Box</text:p>
          </table:table-cell>
        </table:table-row>
        <table:table-row table:style-name="ro2">
          <table:table-cell/>
          <table:table-cell office:value-type="string" calcext:value-type="string">
            <text:p>Resistor 4.7k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formula="of:=IF(ISBLANK([.D21]);&quot;&quot;;([.D21]&gt;=[.C21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Resistor 47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IF(ISBLANK([.D22]);&quot;&quot;;([.D22]&gt;=[.C22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Resistor 5.1k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formula="of:=IF(ISBLANK([.D23]);&quot;&quot;;([.D23]&gt;=[.C23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apacitor 2.2u 120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formula="of:=IF(ISBLANK([.D24]);&quot;&quot;;([.D24]&gt;=[.C24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apacitor 2.2n 080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IF(ISBLANK([.D25]);&quot;&quot;;([.D25]&gt;=[.C25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apacitor 22u 1206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IF(ISBLANK([.D26]);&quot;&quot;;([.D26]&gt;=[.C26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apacitor 0.1u 0805</text:p>
          </table:table-cell>
          <table:table-cell office:value-type="float" office:value="10" calcext:value-type="float">
            <text:p>10</text:p>
          </table:table-cell>
          <table:table-cell office:value-type="float" office:value="4000" calcext:value-type="float">
            <text:p>4000</text:p>
          </table:table-cell>
          <table:table-cell table:formula="of:=IF(ISBLANK([.D27]);&quot;&quot;;([.D27]&gt;=[.C27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apacitor 1u 080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IF(ISBLANK([.D28]);&quot;&quot;;([.D28]&gt;=[.C28]))" office:value-type="boolean" office:boolean-value="true" calcext:value-type="boolean">
            <text:p>TRUE</text:p>
          </table:table-cell>
          <table:table-cell office:value-type="string" calcext:value-type="string">
            <text:p>Box 7</text:p>
          </table:table-cell>
        </table:table-row>
        <table:table-row table:style-name="ro2">
          <table:table-cell/>
          <table:table-cell office:value-type="string" calcext:value-type="string">
            <text:p>Capacitor 10u 1206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formula="of:=IF(ISBLANK([.D29]);&quot;&quot;;([.D29]&gt;=[.C29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apacitor 33p 0805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table:formula="of:=IF(ISBLANK([.D30]);&quot;&quot;;([.D30]&gt;=[.C30]))" office:value-type="boolean" office:boolean-value="true" calcext:value-type="boolean">
            <text:p>TRUE</text:p>
          </table:table-cell>
          <table:table-cell office:value-type="string" calcext:value-type="string">
            <text:p>Reel Box</text:p>
          </table:table-cell>
        </table:table-row>
        <table:table-row table:style-name="ro2">
          <table:table-cell/>
          <table:table-cell office:value-type="string" calcext:value-type="string">
            <text:p>Capacitor 10n 080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IF(ISBLANK([.D31]);&quot;&quot;;([.D31]&gt;=[.C31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Test point 2.5mm 1mm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IF(ISBLANK([.D32]);&quot;&quot;;([.D32]&gt;=[.C32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 table:number-columns-repeated="4"/>
          <table:table-cell table:formula="of:=IF(ISBLANK([.D33]);&quot;&quot;;([.D33]&gt;=[.C3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4]);&quot;&quot;;([.D34]&gt;=[.C3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5]);&quot;&quot;;([.D35]&gt;=[.C3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6]);&quot;&quot;;([.D36]&gt;=[.C3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7]);&quot;&quot;;([.D37]&gt;=[.C3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8]);&quot;&quot;;([.D38]&gt;=[.C3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9]);&quot;&quot;;([.D39]&gt;=[.C3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0]);&quot;&quot;;([.D40]&gt;=[.C4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1]);&quot;&quot;;([.D41]&gt;=[.C4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2]);&quot;&quot;;([.D42]&gt;=[.C4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3]);&quot;&quot;;([.D43]&gt;=[.C4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4]);&quot;&quot;;([.D44]&gt;=[.C4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5]);&quot;&quot;;([.D45]&gt;=[.C4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6]);&quot;&quot;;([.D46]&gt;=[.C4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7]);&quot;&quot;;([.D47]&gt;=[.C4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8]);&quot;&quot;;([.D48]&gt;=[.C4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9]);&quot;&quot;;([.D49]&gt;=[.C4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0]);&quot;&quot;;([.D50]&gt;=[.C5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1]);&quot;&quot;;([.D51]&gt;=[.C5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2]);&quot;&quot;;([.D52]&gt;=[.C5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3]);&quot;&quot;;([.D53]&gt;=[.C5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4]);&quot;&quot;;([.D54]&gt;=[.C5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5]);&quot;&quot;;([.D55]&gt;=[.C5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6]);&quot;&quot;;([.D56]&gt;=[.C5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7]);&quot;&quot;;([.D57]&gt;=[.C5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8]);&quot;&quot;;([.D58]&gt;=[.C5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9]);&quot;&quot;;([.D59]&gt;=[.C5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0]);&quot;&quot;;([.D60]&gt;=[.C6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1]);&quot;&quot;;([.D61]&gt;=[.C6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2]);&quot;&quot;;([.D62]&gt;=[.C6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3]);&quot;&quot;;([.D63]&gt;=[.C6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4]);&quot;&quot;;([.D64]&gt;=[.C6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5]);&quot;&quot;;([.D65]&gt;=[.C6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6]);&quot;&quot;;([.D66]&gt;=[.C6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7]);&quot;&quot;;([.D67]&gt;=[.C6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8]);&quot;&quot;;([.D68]&gt;=[.C6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9]);&quot;&quot;;([.D69]&gt;=[.C6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0]);&quot;&quot;;([.D70]&gt;=[.C7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1]);&quot;&quot;;([.D71]&gt;=[.C7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2]);&quot;&quot;;([.D72]&gt;=[.C7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3]);&quot;&quot;;([.D73]&gt;=[.C7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4]);&quot;&quot;;([.D74]&gt;=[.C7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5]);&quot;&quot;;([.D75]&gt;=[.C7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6]);&quot;&quot;;([.D76]&gt;=[.C7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7]);&quot;&quot;;([.D77]&gt;=[.C7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8]);&quot;&quot;;([.D78]&gt;=[.C7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9]);&quot;&quot;;([.D79]&gt;=[.C7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0]);&quot;&quot;;([.D80]&gt;=[.C8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1]);&quot;&quot;;([.D81]&gt;=[.C8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2]);&quot;&quot;;([.D82]&gt;=[.C8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3]);&quot;&quot;;([.D83]&gt;=[.C8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4]);&quot;&quot;;([.D84]&gt;=[.C8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5]);&quot;&quot;;([.D85]&gt;=[.C8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6]);&quot;&quot;;([.D86]&gt;=[.C8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7]);&quot;&quot;;([.D87]&gt;=[.C8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8]);&quot;&quot;;([.D88]&gt;=[.C8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9]);&quot;&quot;;([.D89]&gt;=[.C8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0]);&quot;&quot;;([.D90]&gt;=[.C9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1]);&quot;&quot;;([.D91]&gt;=[.C9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2]);&quot;&quot;;([.D92]&gt;=[.C9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3]);&quot;&quot;;([.D93]&gt;=[.C9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4]);&quot;&quot;;([.D94]&gt;=[.C9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5]);&quot;&quot;;([.D95]&gt;=[.C9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6]);&quot;&quot;;([.D96]&gt;=[.C9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7]);&quot;&quot;;([.D97]&gt;=[.C9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8]);&quot;&quot;;([.D98]&gt;=[.C9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9]);&quot;&quot;;([.D99]&gt;=[.C9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0]);&quot;&quot;;([.D100]&gt;=[.C10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1]);&quot;&quot;;([.D101]&gt;=[.C10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2]);&quot;&quot;;([.D102]&gt;=[.C10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3]);&quot;&quot;;([.D103]&gt;=[.C10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4]);&quot;&quot;;([.D104]&gt;=[.C10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5]);&quot;&quot;;([.D105]&gt;=[.C10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6]);&quot;&quot;;([.D106]&gt;=[.C10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7]);&quot;&quot;;([.D107]&gt;=[.C10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8]);&quot;&quot;;([.D108]&gt;=[.C10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9]);&quot;&quot;;([.D109]&gt;=[.C10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0]);&quot;&quot;;([.D110]&gt;=[.C11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1]);&quot;&quot;;([.D111]&gt;=[.C11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2]);&quot;&quot;;([.D112]&gt;=[.C11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3]);&quot;&quot;;([.D113]&gt;=[.C11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4]);&quot;&quot;;([.D114]&gt;=[.C11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5]);&quot;&quot;;([.D115]&gt;=[.C11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6]);&quot;&quot;;([.D116]&gt;=[.C11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7]);&quot;&quot;;([.D117]&gt;=[.C11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8]);&quot;&quot;;([.D118]&gt;=[.C11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9]);&quot;&quot;;([.D119]&gt;=[.C11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0]);&quot;&quot;;([.D120]&gt;=[.C12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1]);&quot;&quot;;([.D121]&gt;=[.C12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2]);&quot;&quot;;([.D122]&gt;=[.C12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3]);&quot;&quot;;([.D123]&gt;=[.C12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4]);&quot;&quot;;([.D124]&gt;=[.C12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5]);&quot;&quot;;([.D125]&gt;=[.C12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6]);&quot;&quot;;([.D126]&gt;=[.C12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7]);&quot;&quot;;([.D127]&gt;=[.C12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8]);&quot;&quot;;([.D128]&gt;=[.C12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9]);&quot;&quot;;([.D129]&gt;=[.C12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0]);&quot;&quot;;([.D130]&gt;=[.C13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1]);&quot;&quot;;([.D131]&gt;=[.C13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2]);&quot;&quot;;([.D132]&gt;=[.C13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3]);&quot;&quot;;([.D133]&gt;=[.C13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4]);&quot;&quot;;([.D134]&gt;=[.C13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5]);&quot;&quot;;([.D135]&gt;=[.C13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6]);&quot;&quot;;([.D136]&gt;=[.C13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7]);&quot;&quot;;([.D137]&gt;=[.C13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8]);&quot;&quot;;([.D138]&gt;=[.C13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9]);&quot;&quot;;([.D139]&gt;=[.C13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0]);&quot;&quot;;([.D140]&gt;=[.C14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1]);&quot;&quot;;([.D141]&gt;=[.C14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2]);&quot;&quot;;([.D142]&gt;=[.C14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3]);&quot;&quot;;([.D143]&gt;=[.C14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4]);&quot;&quot;;([.D144]&gt;=[.C14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5]);&quot;&quot;;([.D145]&gt;=[.C14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6]);&quot;&quot;;([.D146]&gt;=[.C14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7]);&quot;&quot;;([.D147]&gt;=[.C14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8]);&quot;&quot;;([.D148]&gt;=[.C14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9]);&quot;&quot;;([.D149]&gt;=[.C14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0]);&quot;&quot;;([.D150]&gt;=[.C15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1]);&quot;&quot;;([.D151]&gt;=[.C15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2]);&quot;&quot;;([.D152]&gt;=[.C15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3]);&quot;&quot;;([.D153]&gt;=[.C15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4]);&quot;&quot;;([.D154]&gt;=[.C15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5]);&quot;&quot;;([.D155]&gt;=[.C15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6]);&quot;&quot;;([.D156]&gt;=[.C15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7]);&quot;&quot;;([.D157]&gt;=[.C15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8]);&quot;&quot;;([.D158]&gt;=[.C15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9]);&quot;&quot;;([.D159]&gt;=[.C15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0]);&quot;&quot;;([.D160]&gt;=[.C16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1]);&quot;&quot;;([.D161]&gt;=[.C16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2]);&quot;&quot;;([.D162]&gt;=[.C16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3]);&quot;&quot;;([.D163]&gt;=[.C16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4]);&quot;&quot;;([.D164]&gt;=[.C16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5]);&quot;&quot;;([.D165]&gt;=[.C16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6]);&quot;&quot;;([.D166]&gt;=[.C16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7]);&quot;&quot;;([.D167]&gt;=[.C16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8]);&quot;&quot;;([.D168]&gt;=[.C16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9]);&quot;&quot;;([.D169]&gt;=[.C16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0]);&quot;&quot;;([.D170]&gt;=[.C17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1]);&quot;&quot;;([.D171]&gt;=[.C17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2]);&quot;&quot;;([.D172]&gt;=[.C17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3]);&quot;&quot;;([.D173]&gt;=[.C17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4]);&quot;&quot;;([.D174]&gt;=[.C17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5]);&quot;&quot;;([.D175]&gt;=[.C17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6]);&quot;&quot;;([.D176]&gt;=[.C17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7]);&quot;&quot;;([.D177]&gt;=[.C17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8]);&quot;&quot;;([.D178]&gt;=[.C17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9]);&quot;&quot;;([.D179]&gt;=[.C17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0]);&quot;&quot;;([.D180]&gt;=[.C18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1]);&quot;&quot;;([.D181]&gt;=[.C18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2]);&quot;&quot;;([.D182]&gt;=[.C18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3]);&quot;&quot;;([.D183]&gt;=[.C18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4]);&quot;&quot;;([.D184]&gt;=[.C18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5]);&quot;&quot;;([.D185]&gt;=[.C18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6]);&quot;&quot;;([.D186]&gt;=[.C18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7]);&quot;&quot;;([.D187]&gt;=[.C18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8]);&quot;&quot;;([.D188]&gt;=[.C18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9]);&quot;&quot;;([.D189]&gt;=[.C18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0]);&quot;&quot;;([.D190]&gt;=[.C19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1]);&quot;&quot;;([.D191]&gt;=[.C19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2]);&quot;&quot;;([.D192]&gt;=[.C19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3]);&quot;&quot;;([.D193]&gt;=[.C19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4]);&quot;&quot;;([.D194]&gt;=[.C19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5]);&quot;&quot;;([.D195]&gt;=[.C19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6]);&quot;&quot;;([.D196]&gt;=[.C19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7]);&quot;&quot;;([.D197]&gt;=[.C19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8]);&quot;&quot;;([.D198]&gt;=[.C19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9]);&quot;&quot;;([.D199]&gt;=[.C19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0]);&quot;&quot;;([.D200]&gt;=[.C20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1]);&quot;&quot;;([.D201]&gt;=[.C20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2]);&quot;&quot;;([.D202]&gt;=[.C20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3]);&quot;&quot;;([.D203]&gt;=[.C20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4]);&quot;&quot;;([.D204]&gt;=[.C20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5]);&quot;&quot;;([.D205]&gt;=[.C20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6]);&quot;&quot;;([.D206]&gt;=[.C20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7]);&quot;&quot;;([.D207]&gt;=[.C20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8]);&quot;&quot;;([.D208]&gt;=[.C20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9]);&quot;&quot;;([.D209]&gt;=[.C20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0]);&quot;&quot;;([.D210]&gt;=[.C21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1]);&quot;&quot;;([.D211]&gt;=[.C21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2]);&quot;&quot;;([.D212]&gt;=[.C21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3]);&quot;&quot;;([.D213]&gt;=[.C21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4]);&quot;&quot;;([.D214]&gt;=[.C21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5]);&quot;&quot;;([.D215]&gt;=[.C21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6]);&quot;&quot;;([.D216]&gt;=[.C21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7]);&quot;&quot;;([.D217]&gt;=[.C217]))">
            <text:p/>
          </table:table-cell>
          <table:table-cell/>
        </table:table-row>
        <table:table-row table:style-name="ro2" table:number-rows-repeated="1048358">
          <table:table-cell table:number-columns-repeated="6"/>
        </table:table-row>
        <table:table-row table:style-name="ro2">
          <table:table-cell table:number-columns-repeated="6"/>
        </table:table-row>
        <calcext:conditional-formats>
          <calcext:conditional-format calcext:target-range-address="Sheet1.E1:Sheet1.E1048576">
            <calcext:condition calcext:apply-style-name="Good" calcext:value="=1" calcext:base-cell-address="Sheet1.E1"/>
            <calcext:condition calcext:apply-style-name="Bad" calcext:value="=0" calcext:base-cell-address="Sheet1.E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20:19:19.125000000</meta:creation-date>
    <dc:date>2025-10-11T14:23:38.523450354</dc:date>
    <meta:editing-duration>P2DT17H57M51S</meta:editing-duration>
    <meta:editing-cycles>16</meta:editing-cycles>
    <meta:generator>LibreOffice/7.3.7.2$Linux_X86_64 LibreOffice_project/30$Build-2</meta:generator>
    <meta:document-statistic meta:table-count="1" meta:cell-count="345" meta:object-count="0"/>
  </office:meta>
</office:document-meta>
</file>